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/>
        </style:tab-stops>
      </style:paragraph-properties>
    </style:style>
    <style:style style:name="P3" style:family="paragraph" style:parent-style-name="Subtitle">
      <style:text-properties officeooo:rsid="0003307f" officeooo:paragraph-rsid="0003307f"/>
    </style:style>
    <style:style style:name="P4" style:family="paragraph" style:parent-style-name="Text_20_body">
      <style:text-properties officeooo:rsid="000c11c9" officeooo:paragraph-rsid="000c11c9"/>
    </style:style>
    <style:style style:name="P5" style:family="paragraph" style:parent-style-name="Text_20_body">
      <style:text-properties officeooo:paragraph-rsid="000c11c9"/>
    </style:style>
    <style:style style:name="P6" style:family="paragraph" style:parent-style-name="Text_20_body">
      <style:text-properties officeooo:paragraph-rsid="000d9d5d"/>
    </style:style>
    <style:style style:name="P7" style:family="paragraph" style:parent-style-name="Text_20_body">
      <style:text-properties officeooo:rsid="0012769e" officeooo:paragraph-rsid="0012769e"/>
    </style:style>
    <style:style style:name="P8" style:family="paragraph" style:parent-style-name="Text_20_body">
      <style:text-properties officeooo:paragraph-rsid="0012a3d8"/>
    </style:style>
    <style:style style:name="P9" style:family="paragraph" style:parent-style-name="Text_20_body">
      <style:text-properties officeooo:rsid="00191dda" officeooo:paragraph-rsid="001fbd05"/>
    </style:style>
    <style:style style:name="P10" style:family="paragraph" style:parent-style-name="Text_20_body">
      <style:text-properties officeooo:paragraph-rsid="001c370a"/>
    </style:style>
    <style:style style:name="P11" style:family="paragraph" style:parent-style-name="Text_20_body">
      <style:text-properties officeooo:rsid="001d84d2" officeooo:paragraph-rsid="001d84d2"/>
    </style:style>
    <style:style style:name="P12" style:family="paragraph" style:parent-style-name="Text_20_body">
      <style:text-properties officeooo:paragraph-rsid="001e1515"/>
    </style:style>
    <style:style style:name="P13" style:family="paragraph" style:parent-style-name="Text_20_body">
      <style:text-properties officeooo:rsid="001ef422" officeooo:paragraph-rsid="001ef422"/>
    </style:style>
    <style:style style:name="P14" style:family="paragraph" style:parent-style-name="Text_20_body">
      <style:text-properties officeooo:paragraph-rsid="0025da68"/>
    </style:style>
    <style:style style:name="P15" style:family="paragraph" style:parent-style-name="Text_20_body">
      <style:text-properties officeooo:rsid="0027b432" officeooo:paragraph-rsid="0027b432"/>
    </style:style>
    <style:style style:name="P16" style:family="paragraph" style:parent-style-name="Text_20_body">
      <style:text-properties style:font-name="Liberation Mono" fo:font-style="normal" officeooo:rsid="000c11c9" officeooo:paragraph-rsid="000c11c9" style:font-style-asian="normal" style:font-style-complex="normal"/>
    </style:style>
    <style:style style:name="P17" style:family="paragraph" style:parent-style-name="Text_20_body">
      <style:text-properties officeooo:rsid="001fbd05" officeooo:paragraph-rsid="001fbd05"/>
    </style:style>
    <style:style style:name="P18" style:family="paragraph" style:parent-style-name="Text_20_body">
      <style:text-properties officeooo:rsid="00136064" officeooo:paragraph-rsid="002fb593"/>
    </style:style>
    <style:style style:name="P19" style:family="paragraph" style:parent-style-name="Text_20_body">
      <style:text-properties style:font-name="Liberation Serif" fo:font-style="normal" officeooo:rsid="00164699" officeooo:paragraph-rsid="002fb593" style:font-style-asian="normal" style:font-style-complex="normal"/>
    </style:style>
    <style:style style:name="P20" style:family="paragraph" style:parent-style-name="Title">
      <style:text-properties officeooo:rsid="0003307f" officeooo:paragraph-rsid="0003307f"/>
    </style:style>
    <style:style style:name="P21" style:family="paragraph" style:parent-style-name="Heading_20_1">
      <style:text-properties fo:font-variant="small-caps" style:font-name="Liberation Serif1" fo:font-size="26pt" fo:font-weight="bold" officeooo:rsid="0012a3d8" officeooo:paragraph-rsid="0012a3d8" style:font-name-asian="Noto Sans CJK SC" style:font-size-asian="26pt" style:font-weight-asian="bold" style:font-name-complex="Lohit Devanagari" style:font-size-complex="26pt" style:font-weight-complex="bold"/>
    </style:style>
    <style:style style:name="P22" style:family="paragraph" style:parent-style-name="Heading_20_1">
      <style:text-properties officeooo:rsid="000aebe7" officeooo:paragraph-rsid="000aebe7"/>
    </style:style>
    <style:style style:name="P23" style:family="paragraph" style:parent-style-name="Heading_20_1">
      <style:text-properties officeooo:rsid="001d84d2" officeooo:paragraph-rsid="001d84d2"/>
    </style:style>
    <style:style style:name="P24" style:family="paragraph" style:parent-style-name="Heading_20_2">
      <style:text-properties officeooo:rsid="001d84d2" officeooo:paragraph-rsid="001d84d2"/>
    </style:style>
    <style:style style:name="T1" style:family="text">
      <style:text-properties officeooo:rsid="0003307f"/>
    </style:style>
    <style:style style:name="T2" style:family="text">
      <style:text-properties officeooo:rsid="000aebe7"/>
    </style:style>
    <style:style style:name="T3" style:family="text">
      <style:text-properties officeooo:rsid="000c11c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11c9" style:font-style-asian="italic" style:font-style-complex="italic"/>
    </style:style>
    <style:style style:name="T6" style:family="text">
      <style:text-properties fo:font-style="italic" officeooo:rsid="001c370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11c9" style:font-style-asian="normal" style:font-style-complex="normal"/>
    </style:style>
    <style:style style:name="T9" style:family="text">
      <style:text-properties fo:font-style="normal" officeooo:rsid="0012a3d8" style:font-style-asian="normal" style:font-style-complex="normal"/>
    </style:style>
    <style:style style:name="T10" style:family="text">
      <style:text-properties fo:font-style="normal" officeooo:rsid="00136064" style:font-style-asian="normal" style:font-style-complex="normal"/>
    </style:style>
    <style:style style:name="T11" style:family="text">
      <style:text-properties fo:font-style="normal" officeooo:rsid="001c370a" style:font-style-asian="normal" style:font-style-complex="normal"/>
    </style:style>
    <style:style style:name="T12" style:family="text">
      <style:text-properties style:font-name="Liberation Mono" fo:font-style="normal" style:font-style-asian="normal" style:font-style-complex="normal"/>
    </style:style>
    <style:style style:name="T13" style:family="text">
      <style:text-properties style:font-name="Liberation Mono" fo:font-style="normal" officeooo:rsid="000c11c9" style:font-style-asian="normal" style:font-style-complex="normal"/>
    </style:style>
    <style:style style:name="T14" style:family="text">
      <style:text-properties style:font-name="Liberation Mono" fo:font-style="normal" officeooo:rsid="00136064" style:font-style-asian="normal" style:font-style-complex="normal"/>
    </style:style>
    <style:style style:name="T15" style:family="text">
      <style:text-properties style:font-name="Liberation Mono" fo:font-style="normal" officeooo:rsid="001ef422" style:font-style-asian="normal" style:font-style-complex="normal"/>
    </style:style>
    <style:style style:name="T16" style:family="text">
      <style:text-properties style:font-name="Liberation Mono" officeooo:rsid="000d9d5d"/>
    </style:style>
    <style:style style:name="T17" style:family="text">
      <style:text-properties style:font-name="Liberation Mono" officeooo:rsid="000eb755"/>
    </style:style>
    <style:style style:name="T18" style:family="text">
      <style:text-properties officeooo:rsid="000d9d5d"/>
    </style:style>
    <style:style style:name="T19" style:family="text">
      <style:text-properties officeooo:rsid="000eb755"/>
    </style:style>
    <style:style style:name="T20" style:family="text">
      <style:text-properties officeooo:rsid="000ee266"/>
    </style:style>
    <style:style style:name="T21" style:family="text">
      <style:text-properties officeooo:rsid="001084d6"/>
    </style:style>
    <style:style style:name="T22" style:family="text">
      <style:text-properties officeooo:rsid="0012769e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font-style="normal" officeooo:rsid="00136064" style:font-style-asian="normal" style:font-style-complex="normal"/>
    </style:style>
    <style:style style:name="T25" style:family="text">
      <style:text-properties style:font-name="Liberation Serif" fo:font-style="normal" officeooo:rsid="00147e02" style:font-style-asian="normal" style:font-style-complex="normal"/>
    </style:style>
    <style:style style:name="T26" style:family="text">
      <style:text-properties style:font-name="Liberation Serif" fo:font-style="normal" officeooo:rsid="00164699" style:font-style-asian="normal" style:font-style-complex="normal"/>
    </style:style>
    <style:style style:name="T27" style:family="text">
      <style:text-properties officeooo:rsid="00147e02"/>
    </style:style>
    <style:style style:name="T28" style:family="text">
      <style:text-properties officeooo:rsid="001a738b"/>
    </style:style>
    <style:style style:name="T29" style:family="text">
      <style:text-properties officeooo:rsid="001c370a"/>
    </style:style>
    <style:style style:name="T30" style:family="text">
      <style:text-properties officeooo:rsid="001d84d2"/>
    </style:style>
    <style:style style:name="T31" style:family="text">
      <style:text-properties officeooo:rsid="001e1515"/>
    </style:style>
    <style:style style:name="T32" style:family="text">
      <style:text-properties officeooo:rsid="001fbd05"/>
    </style:style>
    <style:style style:name="T33" style:family="text">
      <style:text-properties officeooo:rsid="001fde09"/>
    </style:style>
    <style:style style:name="T34" style:family="text">
      <style:text-properties officeooo:rsid="00203fc3"/>
    </style:style>
    <style:style style:name="T35" style:family="text">
      <style:text-properties officeooo:rsid="00220fa7"/>
    </style:style>
    <style:style style:name="T36" style:family="text">
      <style:text-properties officeooo:rsid="00247a82"/>
    </style:style>
    <style:style style:name="T37" style:family="text">
      <style:text-properties officeooo:rsid="0025da68"/>
    </style:style>
    <style:style style:name="T38" style:family="text">
      <style:text-properties officeooo:rsid="0026235f"/>
    </style:style>
    <style:style style:name="T39" style:family="text">
      <style:text-properties officeooo:rsid="0027b432"/>
    </style:style>
    <style:style style:name="T40" style:family="text">
      <style:text-properties officeooo:rsid="002ba5a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dshell Design Doc</text:p>
      <text:p text:style-name="P3">(working title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 </text:index-entry-span>
            <text:index-entry-tab-stop text:style-name="Rubie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</text:index-entry-span>
            <text:index-entry-tab-stop text:style-name="Teletype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1588430250" text:style-name="Index_20_Link" text:visited-style-name="Index_20_Link">1. Blurb </text:a><text:a xlink:type="simple" xlink:href="#__RefHeading___Toc105_1588430250" text:style-name="Index_20_Link" text:visited-style-name="Index_20_Link"><text:span text:style-name="Rubies"><text:tab/></text:span></text:a><text:a xlink:type="simple" xlink:href="#__RefHeading___Toc105_1588430250" text:style-name="Index_20_Link" text:visited-style-name="Index_20_Link"> 2</text:a></text:p>
          <text:p text:style-name="P1"><text:a xlink:type="simple" xlink:href="#__RefHeading___Toc211_1588430250" text:style-name="Index_20_Link" text:visited-style-name="Index_20_Link">2. Story </text:a><text:a xlink:type="simple" xlink:href="#__RefHeading___Toc211_1588430250" text:style-name="Index_20_Link" text:visited-style-name="Index_20_Link"><text:span text:style-name="Rubies"><text:tab/></text:span></text:a><text:a xlink:type="simple" xlink:href="#__RefHeading___Toc211_1588430250" text:style-name="Index_20_Link" text:visited-style-name="Index_20_Link"> 3</text:a></text:p>
          <text:p text:style-name="P2"><text:a xlink:type="simple" xlink:href="#__RefHeading___Toc767_1588430250" text:style-name="Index_20_Link" text:visited-style-name="Index_20_Link">2.a. History </text:a><text:a xlink:type="simple" xlink:href="#__RefHeading___Toc767_1588430250" text:style-name="Index_20_Link" text:visited-style-name="Index_20_Link"><text:span text:style-name="Teletype"><text:tab/></text:span></text:a><text:a xlink:type="simple" xlink:href="#__RefHeading___Toc767_1588430250" text:style-name="Index_20_Link" text:visited-style-name="Index_20_Link"> 3</text:a></text:p>
          <text:p text:style-name="P1"><text:a xlink:type="simple" xlink:href="#__RefHeading___Toc763_1588430250" text:style-name="Index_20_Link" text:visited-style-name="Index_20_Link">3. Gameplay </text:a><text:a xlink:type="simple" xlink:href="#__RefHeading___Toc763_1588430250" text:style-name="Index_20_Link" text:visited-style-name="Index_20_Link"><text:span text:style-name="Rubies"><text:tab/></text:span></text:a><text:a xlink:type="simple" xlink:href="#__RefHeading___Toc763_1588430250" text:style-name="Index_20_Link" text:visited-style-name="Index_20_Link"> 4</text:a></text:p>
          <text:p text:style-name="P2"><text:a xlink:type="simple" xlink:href="#__RefHeading___Toc765_1588430250" text:style-name="Index_20_Link" text:visited-style-name="Index_20_Link">3.a. Interface </text:a><text:a xlink:type="simple" xlink:href="#__RefHeading___Toc765_1588430250" text:style-name="Index_20_Link" text:visited-style-name="Index_20_Link"><text:span text:style-name="Teletype"><text:tab/></text:span></text:a><text:a xlink:type="simple" xlink:href="#__RefHeading___Toc765_1588430250" text:style-name="Index_20_Link" text:visited-style-name="Index_20_Link"> 4</text:a></text:p>
        </text:index-body>
      </text:table-of-content>
      <text:h text:style-name="P21" text:outline-level="1"><text:bookmark-start text:name="__RefHeading___Toc105_1588430250"/>Blurb<text:bookmark-end text:name="__RefHeading___Toc105_1588430250"/></text:h>
      <text:p text:style-name="P5"><text:span text:style-name="T1">Redshell is </text:span><text:span text:style-name="T27">a cult of hackers</text:span><text:span text:style-name="T2"> bent on tearing down the peaceful and benevolent corporate </text:span><text:span text:style-name="T18">sponsors</text:span><text:span text:style-name="T2"> who so generously provide </text:span><text:span text:style-name="T3">us </text:span><text:span text:style-name="T2">with steady employment, affordable housing, </text:span><text:span text:style-name="T3">and as many as four hours per month of unencumbered free time to socialize </text:span><text:span text:style-name="T27">at</text:span><text:span text:style-name="T3"> approved venues. They seek to destroy your way of life and shackle you to their ideals of 'liberty' and 'equality', demanding that you toil for </text:span><text:span text:style-name="T5">their</text:span><text:span text:style-name="T8"> profit instead of ours. They </text:span><text:span text:style-name="T13">know you want out.</text:span><text:span text:style-name="T15"> They want to help you.</text:span></text:p>
      <text:p text:style-name="P5"><text:span text:style-name="T13">They want to </text:span><text:span text:style-name="T15">save</text:span><text:span text:style-name="T13"> you from life-debts, from working yourself to death, from seeing your children stolen </text:span><text:span text:style-name="T15">when every payday means you owe them more.</text:span></text:p>
      <text:p text:style-name="P13"><text:span text:style-name="T13">I</text:span><text:span text:style-name="T12">t won't be easy. It won't be safe. But you'll be free.</text:span></text:p>
      <text:p text:style-name="P16">So what will it be?</text:p>
      <text:p text:style-name="P4">Do you want to see your life changed forever?</text:p>
      <text:p text:style-name="P6"><text:span text:style-name="T16">[Y,N]&gt;</text:span><text:span text:style-name="T17">_</text:span></text:p>
      <text:p text:style-name="Horizontal_20_Line"/>
      <text:p text:style-name="P6"><text:span text:style-name="T18">Redshell, the game, is a semi-procedural, </text:span><text:span text:style-name="T19">text</text:span><text:span text:style-name="T18">-based hacking game. Steal secrets, </text:span><text:span text:style-name="T20">ruin</text:span><text:span text:style-name="T18"> things, and work with </text:span><text:span text:style-name="T19">other hackers to free people from CyberZone's oppression. Make friends and break enemies.</text:span><text:span text:style-name="T20"> Build specialized teams for extra-tough jobs and shells of anonymity to protect you as </text:span><text:span text:style-name="T22">retaliation gets worse</text:span><text:span text:style-name="T20">. </text:span><text:span text:style-name="T21">Lose your friends. Lose your life. </text:span><text:span text:style-name="T22">Start again, a bright-eyed new hacker in the same world.</text:span></text:p>
      <text:p text:style-name="P7">You interact with the world through your console. In-depth syntax highlighting, completion, and help menus make sure you're never <text:span text:style-name="T4">too</text:span><text:span text:style-name="T7"> lost, but you'll have to get creative and think on your feet to keep the corps off your back. </text:span><text:span text:style-name="T9">Build teams with NPC hackers to accomplish more than you ever could alone, or become the one they try to recruit. Or both.</text:span></text:p>
      <text:p text:style-name="P8"><text:span text:style-name="T9">Failure is a part of life in Redshell, though. To stay hidden, you need to get it right every time. The corps only need one lucky break. Sooner or later, </text:span><text:span text:style-name="T10">they'll find you, and it'll mean a very final </text:span><text:span text:style-name="T14">CONNECTION TERMINATED</text:span><text:span text:style-name="T24">.</text:span></text:p>
      <text:p text:style-name="P18"><text:span text:style-name="T23">Death isn't the end of Redshell, though. A decentralized hacker collective doesn't rely on any one person, and new members are joining all the time. You'll find a new console</text:span><text:span text:style-name="T25"> waiting for you, ready to take you on a new adventure. But the world isn't new: you haven't started a new movement, just joined it as someone else. Meet and team up with the same characters, or do it completely differently. Then die again, and come back again</text:span><text:span text:style-name="T26">.</text:span></text:p>
      <text:p text:style-name="P19">Until the job is done.</text:p>
      <text:h text:style-name="P22" text:outline-level="1"><text:bookmark-start text:name="__RefHeading___Toc211_1588430250"/>Story<text:bookmark-end text:name="__RefHeading___Toc211_1588430250"/></text:h>
      <text:h text:style-name="P24" text:outline-level="2"><text:bookmark-start text:name="__RefHeading___Toc767_1588430250"/>History<text:bookmark-end text:name="__RefHeading___Toc767_1588430250"/></text:h>
      <text:p text:style-name="P9">Life under the Corporate Hegemony of Earth and Selene is about what you'd expect. Everyone <text:span text:style-name="T28">and everything can be bought, for a price, but only a tiny number of people can afford anything at all. </text:span><text:span text:style-name="T29">Most </text:span><text:span text:style-name="T32">of the people on Earth </text:span><text:span text:style-name="T29">work for CyberZone's manufacturing sector, under ever-increasing debts carefully calculated to never be paid off without </text:span><text:span text:style-name="T6">quite</text:span><text:span text:style-name="T11"> falling</text:span><text:span text:style-name="T29"> afoul of what's left of interplanetary human rights law.</text:span></text:p>
      <text:p text:style-name="P17">The few that don't work in manufacturing are the wealthy: the Stockholders, the Leadership, and the Contractors. </text:p>
      <text:p text:style-name="P10"><text:span text:style-name="T29">Things weren't so bad. Not that long ago, there were free governments, which worked to serve the people. Corporations existed, but they weren't all-powerful. The oldest generations still remember how it was, and their passed-down stories have fueled the resistance against the corporations. People still want to be free, </text:span><text:span text:style-name="T30">and the only reliable way to </text:span><text:span text:style-name="T31">fight back</text:span><text:span text:style-name="T30"> now is by beating CyberZone at its own game</text:span><text:span text:style-name="T31">: Tech.</text:span></text:p>
      <text:p text:style-name="P12"><text:span text:style-name="T31">That was how Redshell started. </text:span><text:span text:style-name="T32">It's passed around in hushed whispers and careful DMs. The seedier parts of the CyberNet</text:span><text:span text:style-name="T33">, where you can find directions to unauthorized clinics</text:span><text:span text:style-name="T34"> and ration-token duplicators, </text:span><text:span text:style-name="T36">can</text:span><text:span text:style-name="T35"> make a tempting offer: Learn some computer skills.</text:span><text:span text:style-name="T39"> Install this program.</text:span><text:span text:style-name="T35"> </text:span><text:span text:style-name="T36">Hurt the corporation that's been hurting you all your life</text:span><text:span text:style-name="T39">.</text:span></text:p>
      <text:p text:style-name="P14"><text:span text:style-name="T37">Behind the scenes, the Redshell software is incredibly complex</text:span><text:span text:style-name="T38">. The Redshell collective keeps it updated against </text:span><text:span text:style-name="T39">CyberZone's countermeasures</text:span><text:span text:style-name="T40"> -- always, somehow, just before those countermeasures can actually be deployed. </text:span></text:p>
      <text:h text:style-name="P23" text:outline-level="1"><text:bookmark-start text:name="__RefHeading___Toc763_1588430250"/>Gameplay<text:bookmark-end text:name="__RefHeading___Toc763_1588430250"/></text:h>
      <text:h text:style-name="P24" text:outline-level="2"><text:bookmark-start text:name="__RefHeading___Toc765_1588430250"/>Interface<text:bookmark-end text:name="__RefHeading___Toc765_1588430250"/></text:h>
      <text:p text:style-name="P11">The interface is more or less a standard command-line interface. If the game is run from an actual console, it'll use that; otherwise, it'll spawn one designed to look great with the game.</text:p>
      <text:p text:style-name="P15">The CLI is as fully featured as it can reasonably be. It has autocomplete where possible -- which is a lot more than usual, thanks to the nature of the game -- which is "predicted ahead" by faded-out text. For example: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in" fo:margin-bottom="0.0799in" style:contextual-spacing="false" fo:text-align="center" style:justify-single-word="false" style:page-number="auto" fo:break-before="auto" fo:break-after="auto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style:contextual-spacing="true" fo:line-height="100%" fo:text-indent="0.25in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style:contextual-spacing="false" fo:text-align="center" style:justify-single-word="false" style:page-number="auto" fo:break-before="auto" fo:break-after="auto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/>
      <style:text-properties fo:font-variant="small-caps" fo:font-size="26pt" fo:font-weight="bold" officeooo:rsid="0003307f" style:font-size-asian="26pt" style:font-weight-asian="bold" style:font-size-complex="2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fo:font-size="20pt" fo:font-weight="bold" officeooo:rsid="0003307f" style:font-size-asian="20pt" style:font-weight-asian="bold" style:font-size-complex="20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-0.1in" fo:margin-right="-0.1in" fo:margin-top="0in" fo:margin-bottom="0.1965in" style:contextual-spacing="false" fo:text-indent="0in" style:auto-text-indent="false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ubies" style:family="text">
      <style:text-properties fo:color="#666666" loext:opacity="100%" style:text-line-through-style="solid" style:text-line-through-type="single" fo:font-size="12pt" style:text-underline-style="none" style:font-size-asian="6pt" style:font-size-complex="6pt" style:text-emphasize="none"/>
    </style:style>
    <style:style style:name="Teletype" style:family="text">
      <style:text-properties fo:color="#999999" loext:opacity="100%" style:text-line-through-style="solid" style:text-line-through-type="single"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a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i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09:10:05.526265892</meta:creation-date>
    <dc:date>2021-08-03T22:48:50.107051845</dc:date>
    <meta:editing-duration>P5DT9H1M47S</meta:editing-duration>
    <meta:editing-cycles>5</meta:editing-cycles>
    <meta:generator>LibreOffice/7.0.6.2$Linux_X86_64 LibreOffice_project/00$Build-2</meta:generator>
    <meta:document-statistic meta:table-count="0" meta:image-count="0" meta:object-count="0" meta:page-count="4" meta:paragraph-count="31" meta:word-count="722" meta:character-count="4249" meta:non-whitespace-character-count="3551"/>
  </office:meta>
</office:document-meta>
</file>